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#include &lt;stdio.h&gt;</text:p>
      <text:p text:style-name="Preformatted_20_Text">#include &lt;stdbool.h&gt;</text:p>
      <text:p text:style-name="Preformatted_20_Text"></text:p>
      <text:p text:style-name="Preformatted_20_Text">#define n 5</text:p>
      <text:p text:style-name="Preformatted_20_Text">#define m 3</text:p>
      <text:p text:style-name="Preformatted_20_Text"></text:p>
      <text:p text:style-name="Preformatted_20_Text">void calculateNeed(int need[n][m], int max[n][m], int alloc[n][m]) {</text:p>
      <text:p text:style-name="Preformatted_20_Text"><text:s text:c="4"/>for (int i = 0; i &lt; n; i++) {</text:p>
      <text:p text:style-name="Preformatted_20_Text"><text:s text:c="8"/>for (int j = 0; j &lt; m; j++) {</text:p>
      <text:p text:style-name="Preformatted_20_Text"><text:s text:c="12"/>need[i][j] = max[i][j] - alloc[i][j]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bool isSafe(int avail[m], int max[n][m], int alloc[n][m]) {</text:p>
      <text:p text:style-name="Preformatted_20_Text"><text:soft-page-break/><text:s text:c="4"/>int need[n][m];</text:p>
      <text:p text:style-name="Preformatted_20_Text"><text:s text:c="4"/>calculateNeed(need, max, alloc);</text:p>
      <text:p text:style-name="Preformatted_20_Text"><text:s text:c="4"/>bool finish[n] = {false};</text:p>
      <text:p text:style-name="Preformatted_20_Text"><text:s text:c="4"/>int safeSeq[n];</text:p>
      <text:p text:style-name="Preformatted_20_Text"><text:s text:c="4"/>int count = 0;</text:p>
      <text:p text:style-name="Preformatted_20_Text"></text:p>
      <text:p text:style-name="Preformatted_20_Text"><text:s text:c="4"/>while (count &lt; n) {</text:p>
      <text:p text:style-name="Preformatted_20_Text"><text:s text:c="8"/>bool found = false;</text:p>
      <text:p text:style-name="Preformatted_20_Text"><text:s text:c="8"/>for (int p = 0; p &lt; n; p++) {</text:p>
      <text:p text:style-name="Preformatted_20_Text"><text:s text:c="12"/>if (!finish[p]) {</text:p>
      <text:p text:style-name="Preformatted_20_Text"><text:s text:c="16"/>bool canProceed = true;</text:p>
      <text:p text:style-name="Preformatted_20_Text"><text:s text:c="16"/>for (int j = 0; j &lt; m; j++) {</text:p>
      <text:p text:style-name="Preformatted_20_Text"><text:s text:c="20"/>if (need[p][j] &gt; avail[j]) {</text:p>
      <text:p text:style-name="Preformatted_20_Text"><text:s text:c="24"/>canProceed = false;</text:p>
      <text:p text:style-name="Preformatted_20_Text"><text:s text:c="24"/>break;</text:p>
      <text:p text:style-name="Preformatted_20_Text"><text:s text:c="20"/>}</text:p>
      <text:p text:style-name="Preformatted_20_Text"><text:s text:c="16"/>}</text:p>
      <text:p text:style-name="Preformatted_20_Text"><text:s text:c="16"/>if (canProceed) {</text:p>
      <text:p text:style-name="Preformatted_20_Text"><text:s text:c="20"/>for (int j = 0; j &lt; m; j++) {</text:p>
      <text:p text:style-name="Preformatted_20_Text"><text:s text:c="24"/>avail[j] += alloc[p][j];</text:p>
      <text:p text:style-name="Preformatted_20_Text"><text:s text:c="20"/>}</text:p>
      <text:p text:style-name="Preformatted_20_Text"><text:s text:c="20"/>finish[p] = true;</text:p>
      <text:p text:style-name="Preformatted_20_Text"><text:s text:c="20"/>safeSeq[count++] = p;</text:p>
      <text:p text:style-name="Preformatted_20_Text"><text:s text:c="20"/>found = true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if (!found) {</text:p>
      <text:p text:style-name="Preformatted_20_Text"><text:s text:c="12"/>printf("The system is not in a safe state.\n");</text:p>
      <text:p text:style-name="Preformatted_20_Text"><text:s text:c="12"/>return false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printf("Following is the SAFE Sequence:\n");</text:p>
      <text:p text:style-name="Preformatted_20_Text"><text:s text:c="4"/>for (int i = 0; i &lt; n; i++) {</text:p>
      <text:p text:style-name="Preformatted_20_Text"><text:s text:c="8"/>printf(" P%d", safeSeq[i]);</text:p>
      <text:p text:style-name="Preformatted_20_Text"><text:s text:c="8"/>if (i &lt; n - 1) printf(" -&gt;");</text:p>
      <text:p text:style-name="Preformatted_20_Text"><text:s text:c="4"/>}</text:p>
      <text:p text:style-name="Preformatted_20_Text"><text:s text:c="4"/>printf("\n");</text:p>
      <text:p text:style-name="Preformatted_20_Text"><text:s text:c="4"/>return true;</text:p>
      <text:p text:style-name="Preformatted_20_Text">}</text:p>
      <text:p text:style-name="Preformatted_20_Text"></text:p>
      <text:p text:style-name="Preformatted_20_Text">bool requestResources(int pid, int request[m], int avail[m], int max[n][m], int alloc[n][m]) {</text:p>
      <text:p text:style-name="Preformatted_20_Text"><text:s text:c="4"/>int need[n][m];</text:p>
      <text:p text:style-name="Preformatted_20_Text"><text:s text:c="4"/>calculateNeed(need, max, alloc);</text:p>
      <text:p text:style-name="Preformatted_20_Text"></text:p>
      <text:p text:style-name="Preformatted_20_Text"><text:s text:c="4"/>for (int i = 0; i &lt; m; i++) {</text:p>
      <text:p text:style-name="Preformatted_20_Text"><text:s text:c="8"/>if (request[i] &gt; need[pid][i]) {</text:p>
      <text:p text:style-name="Preformatted_20_Text"><text:s text:c="12"/>printf("Error: Process has exceeded its maximum claim.\n");</text:p>
      <text:p text:style-name="Preformatted_20_Text"><text:s text:c="12"/>return false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or (int i = 0; i &lt; m; i++) {</text:p>
      <text:p text:style-name="Preformatted_20_Text"><text:s text:c="8"/>if (request[i] &gt; avail[i]) {</text:p>
      <text:p text:style-name="Preformatted_20_Text"><text:s text:c="12"/>printf("Resources are not available right now.\n");</text:p>
      <text:p text:style-name="Preformatted_20_Text"><text:s text:c="12"/>return false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or (int i = 0; i &lt; m; i++) {</text:p>
      <text:p text:style-name="Preformatted_20_Text"><text:s text:c="8"/>avail[i] -= request[i];</text:p>
      <text:p text:style-name="Preformatted_20_Text"><text:s text:c="8"/>alloc[pid][i] += request[i];</text:p>
      <text:p text:style-name="Preformatted_20_Text"><text:soft-page-break/><text:s text:c="8"/>need[pid][i] -= request[i];</text:p>
      <text:p text:style-name="Preformatted_20_Text"><text:s text:c="4"/>}</text:p>
      <text:p text:style-name="Preformatted_20_Text"></text:p>
      <text:p text:style-name="Preformatted_20_Text"><text:s text:c="4"/>if (isSafe(avail, max, alloc)) {</text:p>
      <text:p text:style-name="Preformatted_20_Text"><text:s text:c="8"/>return true;</text:p>
      <text:p text:style-name="Preformatted_20_Text"><text:s text:c="4"/>} else {</text:p>
      <text:p text:style-name="Preformatted_20_Text"><text:s text:c="8"/>for (int i = 0; i &lt; m; i++) {</text:p>
      <text:p text:style-name="Preformatted_20_Text"><text:s text:c="12"/>avail[i] += request[i];</text:p>
      <text:p text:style-name="Preformatted_20_Text"><text:s text:c="12"/>alloc[pid][i] -= request[i];</text:p>
      <text:p text:style-name="Preformatted_20_Text"><text:s text:c="12"/>need[pid][i] += request[i];</text:p>
      <text:p text:style-name="Preformatted_20_Text"><text:s text:c="8"/>}</text:p>
      <text:p text:style-name="Preformatted_20_Text"><text:s text:c="8"/>printf("Request cannot be granted as it leaves the system in an unsafe state.\n");</text:p>
      <text:p text:style-name="Preformatted_20_Text"><text:s text:c="8"/>return false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alloc[n][m] = {</text:p>
      <text:p text:style-name="Preformatted_20_Text"><text:s text:c="8"/>{0, 1, 0},</text:p>
      <text:p text:style-name="Preformatted_20_Text"><text:s text:c="8"/>{2, 0, 0},</text:p>
      <text:p text:style-name="Preformatted_20_Text"><text:s text:c="8"/>{3, 0, 2},</text:p>
      <text:p text:style-name="Preformatted_20_Text"><text:s text:c="8"/>{2, 1, 1},</text:p>
      <text:p text:style-name="Preformatted_20_Text"><text:s text:c="8"/>{0, 0, 2}</text:p>
      <text:p text:style-name="Preformatted_20_Text"><text:s text:c="4"/>};</text:p>
      <text:p text:style-name="Preformatted_20_Text"></text:p>
      <text:p text:style-name="Preformatted_20_Text"><text:s text:c="4"/>int max[n][m] = {</text:p>
      <text:p text:style-name="Preformatted_20_Text"><text:s text:c="8"/>{7, 5, 3},</text:p>
      <text:p text:style-name="Preformatted_20_Text"><text:s text:c="8"/>{3, 2, 2},</text:p>
      <text:p text:style-name="Preformatted_20_Text"><text:s text:c="8"/>{9, 0, 2},</text:p>
      <text:p text:style-name="Preformatted_20_Text"><text:s text:c="8"/>{2, 2, 2},</text:p>
      <text:p text:style-name="Preformatted_20_Text"><text:s text:c="8"/>{4, 3, 3}</text:p>
      <text:p text:style-name="Preformatted_20_Text"><text:s text:c="4"/>};</text:p>
      <text:p text:style-name="Preformatted_20_Text"></text:p>
      <text:p text:style-name="Preformatted_20_Text"><text:s text:c="4"/>int avail[m] = {3, 3, 2};</text:p>
      <text:p text:style-name="Preformatted_20_Text"></text:p>
      <text:p text:style-name="Preformatted_20_Text"><text:s text:c="4"/>isSafe(avail, max, alloc);</text:p>
      <text:p text:style-name="Preformatted_20_Text"></text:p>
      <text:p text:style-name="Preformatted_20_Text"><text:s text:c="4"/>int request[m] = {1, 0, 2};</text:p>
      <text:p text:style-name="Preformatted_20_Text"><text:s text:c="4"/>int pid = 1;</text:p>
      <text:p text:style-name="Preformatted_20_Text"></text:p>
      <text:p text:style-name="Preformatted_20_Text"><text:s text:c="4"/>if (requestResources(pid, request, avail, max, alloc)) {</text:p>
      <text:p text:style-name="Preformatted_20_Text"><text:s text:c="8"/>printf("Resources allocated successfully.\n");</text:p>
      <text:p text:style-name="Preformatted_20_Text"><text:s text:c="4"/>}</text:p>
      <text:p text:style-name="Preformatted_20_Text"></text:p>
      <text:p text:style-name="Preformatted_20_Text"><text:s text:c="4"/>return 0;</text:p>
      <text:p text:style-name="Preformatted_20_Text">}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173" meta:word-count="402" meta:character-count="3059" meta:non-whitespace-character-count="1755"/>
    <meta:generator>LibreOffice/7.4.7.2$Linux_X86_64 LibreOffice_project/40$Build-2</meta:generator>
  </office:meta>
</office:document-meta>
</file>